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3a99edc" officeooo:paragraph-rsid="03ad6170"/>
    </style:style>
    <style:style style:name="P4" style:family="paragraph" style:parent-style-name="Text_20_body">
      <style:text-properties officeooo:rsid="03a99edc" officeooo:paragraph-rsid="03cb0b27"/>
    </style:style>
    <style:style style:name="P5" style:family="paragraph" style:parent-style-name="Text_20_body">
      <style:text-properties officeooo:rsid="03ade1eb" officeooo:paragraph-rsid="03ade1eb"/>
    </style:style>
    <style:style style:name="P6" style:family="paragraph" style:parent-style-name="Text_20_body">
      <style:text-properties officeooo:rsid="03bc1660" officeooo:paragraph-rsid="03bc1660"/>
    </style:style>
    <style:style style:name="P7" style:family="paragraph" style:parent-style-name="Text_20_body">
      <style:text-properties officeooo:rsid="03ce6626" officeooo:paragraph-rsid="03cf452d"/>
    </style:style>
    <style:style style:name="P8" style:family="paragraph" style:parent-style-name="Text_20_body">
      <style:text-properties officeooo:paragraph-rsid="03ab7527"/>
    </style:style>
    <style:style style:name="P9" style:family="paragraph" style:parent-style-name="Text_20_body">
      <style:text-properties officeooo:rsid="03dd2fb8" officeooo:paragraph-rsid="03dd2fb8"/>
    </style:style>
    <style:style style:name="P10" style:family="paragraph" style:parent-style-name="Text_20_body" style:list-style-name="L1">
      <style:text-properties officeooo:rsid="03bc1660" officeooo:paragraph-rsid="03bc1660"/>
    </style:style>
    <style:style style:name="P11" style:family="paragraph" style:parent-style-name="Text_20_body" style:list-style-name="L1">
      <style:text-properties officeooo:rsid="03beb0db" officeooo:paragraph-rsid="03bc1660"/>
    </style:style>
    <style:style style:name="P12" style:family="paragraph" style:parent-style-name="Text_20_body" style:list-style-name="L1">
      <style:text-properties officeooo:rsid="03c7f817" officeooo:paragraph-rsid="03c7f817"/>
    </style:style>
    <style:style style:name="P13" style:family="paragraph" style:parent-style-name="Text_20_body">
      <style:text-properties officeooo:paragraph-rsid="03dd2fb8"/>
    </style:style>
    <style:style style:name="P14" style:family="paragraph" style:parent-style-name="Text_20_body">
      <style:text-properties officeooo:rsid="03f3e188" officeooo:paragraph-rsid="03f3e188"/>
    </style:style>
    <style:style style:name="P15" style:family="paragraph" style:parent-style-name="Text_20_body">
      <style:text-properties officeooo:rsid="03b22e98" officeooo:paragraph-rsid="03dd2fb8"/>
    </style:style>
    <style:style style:name="P16" style:family="paragraph" style:parent-style-name="Text_20_body">
      <style:text-properties officeooo:rsid="03a61840" officeooo:paragraph-rsid="03f78eb2"/>
    </style:style>
    <style:style style:name="P17" style:family="paragraph" style:parent-style-name="Heading_20_1">
      <style:text-properties officeooo:rsid="03a61840" officeooo:paragraph-rsid="03a6184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a8bbf9" style:font-weight-asian="bold" style:font-weight-complex="bold"/>
    </style:style>
    <style:style style:name="T3" style:family="text">
      <style:text-properties fo:font-weight="bold" officeooo:rsid="03c6630d" style:font-weight-asian="bold" style:font-weight-complex="bold"/>
    </style:style>
    <style:style style:name="T4" style:family="text">
      <style:text-properties fo:font-weight="bold" officeooo:rsid="03dbb80d" style:font-weight-asian="bold" style:font-weight-complex="bold"/>
    </style:style>
    <style:style style:name="T5" style:family="text">
      <style:text-properties fo:font-weight="bold" officeooo:rsid="03f78eb2" style:font-weight-asian="bold" style:font-weight-complex="bold"/>
    </style:style>
    <style:style style:name="T6" style:family="text">
      <style:text-properties officeooo:rsid="03a8bbf9"/>
    </style:style>
    <style:style style:name="T7" style:family="text">
      <style:text-properties officeooo:rsid="03ab7527"/>
    </style:style>
    <style:style style:name="T8" style:family="text">
      <style:text-properties officeooo:rsid="03ab7950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3b1500c" style:font-style-asian="italic" style:font-style-complex="italic"/>
    </style:style>
    <style:style style:name="T11" style:family="text">
      <style:text-properties fo:font-style="italic" fo:font-weight="normal" officeooo:rsid="03ab7527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3a8bbf9" style:font-style-asian="italic" style:font-weight-asian="normal" style:font-style-complex="italic" style:font-weight-complex="normal"/>
    </style:style>
    <style:style style:name="T13" style:family="text">
      <style:text-properties officeooo:rsid="03b1500c"/>
    </style:style>
    <style:style style:name="T14" style:family="text">
      <style:text-properties officeooo:rsid="03b3d0cb"/>
    </style:style>
    <style:style style:name="T15" style:family="text">
      <style:text-properties officeooo:rsid="03b575c1"/>
    </style:style>
    <style:style style:name="T16" style:family="text">
      <style:text-properties officeooo:rsid="03c159b8"/>
    </style:style>
    <style:style style:name="T17" style:family="text">
      <style:text-properties officeooo:rsid="03c4688f"/>
    </style:style>
    <style:style style:name="T18" style:family="text">
      <style:text-properties officeooo:rsid="03c6630d"/>
    </style:style>
    <style:style style:name="T19" style:family="text">
      <style:text-properties officeooo:rsid="03cf452d"/>
    </style:style>
    <style:style style:name="T20" style:family="text">
      <style:text-properties officeooo:rsid="03d2463a"/>
    </style:style>
    <style:style style:name="T21" style:family="text">
      <style:text-properties officeooo:rsid="03d43446"/>
    </style:style>
    <style:style style:name="T22" style:family="text">
      <style:text-properties officeooo:rsid="03d8ef8a"/>
    </style:style>
    <style:style style:name="T23" style:family="text">
      <style:text-properties officeooo:rsid="03ddeea7"/>
    </style:style>
    <style:style style:name="T24" style:family="text">
      <style:text-properties officeooo:rsid="03e5a52b"/>
    </style:style>
    <style:style style:name="T25" style:family="text">
      <style:text-properties officeooo:rsid="03ecc34e"/>
    </style:style>
    <style:style style:name="T26" style:family="text">
      <style:text-properties officeooo:rsid="03ed7d59"/>
    </style:style>
    <style:style style:name="T27" style:family="text">
      <style:text-properties officeooo:rsid="03f2619a"/>
    </style:style>
    <style:style style:name="T28" style:family="text">
      <style:text-properties officeooo:rsid="03f59297"/>
    </style:style>
    <style:style style:name="T29" style:family="text">
      <style:text-properties fo:font-weight="normal" officeooo:rsid="03dbb80d" style:font-weight-asian="normal" style:font-weight-complex="normal"/>
    </style:style>
    <style:style style:name="T30" style:family="text">
      <style:text-properties fo:font-weight="normal" officeooo:rsid="03e5a52b" style:font-weight-asian="normal" style:font-weight-complex="normal"/>
    </style:style>
    <style:style style:name="T31" style:family="text">
      <style:text-properties fo:font-weight="normal" officeooo:rsid="03f78eb2" style:font-weight-asian="normal" style:font-weight-complex="normal"/>
    </style:style>
    <style:style style:name="T32" style:family="text">
      <style:text-properties officeooo:rsid="03f78eb2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מבנה זיכרון ושפת ++C - <text:span text:style-name="T21">תרגילים</text:span></text:h>
      <text:p text:style-name="P16"><text:span text:style-name="T8">התרגילים</text:span> נועדו עבורכם הסטודנטים<text:span text:style-name="T8">! אנחנו עובדים קשה כדי להכין עבורכם תרגילים שיעזרו לכם </text:span>להבין את החומר הנלמד.<text:span text:style-name="T26"> <text:s/></text:span>נשתדל (בלי נדר) לתת תרגיל בית בכל שבוע<text:span text:style-name="T22">. התרגילים יהוו כ-20% מהציון הסופי. </text:span></text:p>
      <text:p text:style-name="P8"><text:span text:style-name="T2">זמן ההגשה</text:span><text:span text:style-name="T6">: יש לפתור כל תרגיל עד </text:span><text:span text:style-name="T12">יום שני בבוקר</text:span><text:span text:style-name="T6"> בשבוע שאחרי מתן התרגיל. השנה יש לנו בודק חיצוני העובד בכל יום שני ואמור לסיים את בדיקת כל התרגילים באותו יום. <text:s text:c="3"/></text:span><text:span text:style-name="T30">אין צורך לחכות להרצאה כדי להתחיל לפתור את התרגיל של אותו שבוע - התרגיל מתייחס בדרך-כלל לחומר שנלמד בהרצאה קודמת.</text:span></text:p>
      <text:p text:style-name="P7"><text:span text:style-name="T1">הנחיות כלליות</text:span>:<text:span text:style-name="T19"> יש לפתור את התרגילים בשפת ++C, ולהשתמש בחומר שנלמד בכיתה לפי הצורך. <text:line-break/>מותר להשתמש בתכונות מתקדמות של השפה שעדיין לא נלמדו בכיתה.<text:line-break/>מותר להיעזר בקוד מהאינטרנט בתנאים הבאים: (א) חובה לציין בפירוש את המקור בגוף התוכנית שלכם. <text:s text:c="2"/>(ב) חובה לוודא שהקוד שהעתקתם תקין ועובד. לא יתקבלו טענות מסוג "הבאג לא באשמתי, הוא היה בקוד שהעתקתי...". <text:s text:c="2"/>(ג) חובה להבין את הקוד שהעתקתם כך שתוכלו להסבירו בעל-פה.</text:span></text:p>
      <text:p text:style-name="P6"><text:span text:style-name="T1">הבדיקה</text:span>: התרגילים ייבדקו בדרכים שונות<text:span text:style-name="T20"> שייקבעו בהמשך לכל תרגיל בנפרד:</text:span></text:p>
      <text:list xml:id="list182438162921047998" text:style-name="L1">
        <text:list-item>
          <text:p text:style-name="P10">בדיקה אוטומטית - ע"י <text:span text:style-name="T17">הגשה לאתר מיוחד כפי שיוסבר בתירגול</text:span>. </text:p>
        </text:list-item>
        <text:list-item>
          <text:p text:style-name="P11">קריאת קוד - <text:span text:style-name="T27">כולל </text:span>ציון בהיבטים של קריאוּת הקוד, תיכנון<text:span text:style-name="T16">,</text:span> תיעוד ובדיקות.</text:p>
        </text:list-item>
        <text:list-item>
          <text:p text:style-name="P12">בדיקה פרונטלית - <text:span text:style-name="T25">המתרגלים </text:span>יזמינו חלק מהסטודנטים באקראי שיסבירו את הפתרון שלהם לפני הכיתה.</text:p>
        </text:list-item>
      </text:list>
      <text:p text:style-name="P16"><text:span text:style-name="T5">שימו לב</text:span><text:span text:style-name="T32">: גם תרגילים שלא ייבדקו, ייכללו בחומר הקורס, וחלקם יופיעו כשאלות במבחן.</text:span></text:p>
      <text:p text:style-name="P3"><text:span text:style-name="T1">איחורים</text:span>: <text:span text:style-name="T7"><text:s text:c="2"/></text:span>אין אפשרות להגיש באיחור. <text:span text:style-name="T7">אחת ממטרות הקורס היא לאמן אתכם לעמוד בזמנים.</text:span></text:p>
      <text:p text:style-name="P4"><text:span text:style-name="T7">מי שיש לו סיבה מוצדקת המונעת ממנו להגיש את התרגיל בזמן, יכול לבקש </text:span><text:span text:style-name="T11">פטור</text:span><text:span text:style-name="T7"> מהתרגיל (אבל לא דחיה). "פטור" משמעו שהתרגיל לא ייכלל בחישוב ממוצע התרגילים. <text:s text:c="2"/>כדי לבקש פטור, יש להגיש את הבקשה, עם כל המסמכים המצדיקים אותה, בטופס הגשת התרגיל במוּדל, עד תאריך ההגשה. </text:span><text:span text:style-name="T11">שימו לב!</text:span><text:span text:style-name="T7"> מי שלא יגיש בקשה בזמן - בקשתו לא תתקבל וציונו יהיה 0. <text:s text:c="4"/>מומלץ לא לשלוח בקשות לדחיה בדואל, כי אנחנו מקבלים המון דואל והבקשה שלכם עלולה ללכת לאיבוד. </text:span></text:p>
      <text:p text:style-name="P5"><text:span text:style-name="T9">דוגמאות לסיבות מוצדקות</text:span>: לידה (בצירוף תעודת לידה), מילואים (<text:span text:style-name="T13">+צו קריאה), מחלה (+אישור רופא).</text:span></text:p>
      <text:p text:style-name="P13"><text:span text:style-name="T10">דוגמאות לסיבות לא מוצדקות</text:span><text:span text:style-name="T13">: "צריך להגיש עד 12 בלילה, הגשתי ב-11 בלילה ושרת ההגשות לא עבד". -- אנחנו יודעים ששרתים נוטים להפסיק לעבוד בדיוק כשצריך להגיש... צריך להתכונן לזה מראש ולהתחיל את ההגשה לפחות יום אחד לפני התאריך האחרון. <text:s/></text:span></text:p>
      <text:p text:style-name="P14">"התחלתי <text:span text:style-name="T28">לעבוד על </text:span>התרגיל יום לפני תאריך ההגשה ואז גיליתי שאני לא מבין את ההוראות אבל לא הצלחתי לתפוס את המתרגל כדי שיסביר לי" - כנ"ל.</text:p>
      <text:p text:style-name="P9">"שמעתי את ההרצאה רק ביום שלישי כך שהיה לי פחות משבוע עד תאריך ההגשה". -- התרגילים מתייחסים לחומר של הרצאה קודמת כך שאפשר להתחי<text:span text:style-name="T23">ל לפתור </text:span>אותם עוד לפני ההרצאה החדשה.</text:p>
      <text:p text:style-name="P15">מקרים אחרים יישקלו לגופם. יש להגיש מכתב בתיבת-ההגשה של התרגיל עד לתאריך ההגשה. <text:s/><text:span text:style-name="T14">ה</text:span>החלטה בכל המקרים תתקבל בסוף הסמסטר<text:span text:style-name="T15"> בחישוב הציון הסופי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3-04T14:24:55.979800696</dc:date>
    <meta:editing-duration>P8DT7H38M12S</meta:editing-duration>
    <meta:editing-cycles>929</meta:editing-cycles>
    <meta:document-statistic meta:table-count="0" meta:image-count="0" meta:object-count="0" meta:page-count="1" meta:paragraph-count="18" meta:word-count="441" meta:character-count="2504" meta:non-whitespace-character-count="2061"/>
  </office:meta>
</office:document-meta>
</file>